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E8]*[.D7]/[.E7]"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min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e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Mi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ma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eMa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Max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portion</text:p>
          </table:table-cell>
          <table:table-cell table:formula="of:=([.K15]-[.K14])/([.E15]-[.E14])" office:value-type="float" office:value="200" calcext:value-type="float">
            <text:p>200</text:p>
          </table:table-cell>
          <table:table-cell/>
          <table:table-cell office:value-type="string" calcext:value-type="string">
            <text:p>proportion</text:p>
          </table:table-cell>
          <table:table-cell table:formula="of:=([.M15]-[.M14])/([.G15]-[.G14])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calage_x</text:p>
          </table:table-cell>
          <table:table-cell table:formula="of:=([.E16]-[.E14])*[.E28]" office:value-type="float" office:value="200" calcext:value-type="float">
            <text:p>200</text:p>
          </table:table-cell>
          <table:table-cell/>
          <table:table-cell office:value-type="string" calcext:value-type="string">
            <text:p>decalage_y</text:p>
          </table:table-cell>
          <table:table-cell table:formula="of:=([.G16]-[.G14])*[.H28]" office:value-type="float" office:value="150" calcext:value-type="float">
            <text:p>150</text:p>
          </table:table-cell>
          <table:table-cell table:formula="of:=([.M15]-[.H29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alage_ecran</text:p>
          </table:table-cell>
          <table:table-cell table:formula="of:=[.K14]" office:value-type="float" office:value="0" calcext:value-type="float">
            <text:p>0</text:p>
          </table:table-cell>
          <table:table-cell/>
          <table:table-cell office:value-type="string" calcext:value-type="string">
            <text:p>decalage_ecran</text:p>
          </table:table-cell>
          <table:table-cell table:formula="of:=[.M14]" office:value-type="float" office:value="300" calcext:value-type="float">
            <text:p>30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 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 =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ecran =</text:p>
          </table:table-cell>
          <table:table-cell table:formula="of:=[.E33]*[.E28]+[.E29]+[.K14]" office:value-type="float" office:value="200" calcext:value-type="float">
            <text:p>200</text:p>
          </table:table-cell>
          <table:table-cell/>
          <table:table-cell office:value-type="string" calcext:value-type="string">
            <text:p>Yecran =</text:p>
          </table:table-cell>
          <table:table-cell table:formula="of:=-[.H33]*[.H28]+[.H29]+[.H30]" office:value-type="float" office:value="450" calcext:value-type="float">
            <text:p>450</text:p>
          </table:table-cell>
          <table:table-cell table:formula="of:=[.M15]-([.I33]*[.H28]+[.H29])" office:value-type="float" office:value="450" calcext:value-type="float">
            <text:p>4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22:20:36.945384844</meta:creation-date>
    <dc:date>2023-05-15T23:16:52.532160288</dc:date>
    <meta:editing-duration>PT4M55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